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9.683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laxed-rigid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01" table:default-cell-style-name="ce1"/>
        <table:table-column table:style-name="co6" table:number-columns-repeated="15379" table:default-cell-style-name="ce1"/>
        <table:table-row table:style-name="ro1">
          <table:table-cell office:value-type="string" table:style-name="ce2">
            <text:p>Object</text:p>
          </table:table-cell>
          <table:table-cell office:value-type="string" table:style-name="ce2">
            <text:p>Initial palm pose</text:p>
          </table:table-cell>
          <table:table-cell office:value-type="string" table:style-name="ce2">
            <text:p>Desired palm pos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1024474138,0.0450617257,0.0158757105,-0.1002139316,0.3597762554,-0.1055794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770598947,0.0672917127,0.0194768078,-0.1539617257,0.1551292123,0.06616423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808935607,0.0518479174,0.0263698596,0.149561525,0.2007503361,0.24513725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0972928921,0.0916321741,0.0220098317,-0.1584082071,0.4714494021,0.18888661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565736608,0.0442625065,0.0518366411,0,0,-8.67361737988E-018</text:p>
          </table:table-cell>
          <table:table-cell office:value-type="string" table:style-name="ce1">
            <text:p>0.105218353,0.0950714868,0.0071457795,-0.2222350997,0.5569275784,0.13752214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375252427,0.0429718969,0.0507452222,0.0972901238,-0.2459235148,0.16173542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69058962,0.0658597485,0.0365837034,-0.0492784667,-0.1692802495,0.24683767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969584389,0.0054962718,0.0449846752,0.2925404961,0.2502997135,0.00336822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61695759,0.0345649334,0.0411415699,0.3042795,-0.2318825681,0.3063799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0.0755002342,0.0442267674,0.0247666747,-1.38777878078E-017,-4.85722573274E-017,-4.38017677684E-017</text:p>
          </table:table-cell>
          <table:table-cell office:value-type="string" table:style-name="ce1">
            <text:p>0.0447255418,0.0668898732,0.044811769,0.0104027303,-0.1290639942,0.3391654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976245201,0.0328180954,-0.0006897471,-0.0213888069,0.1300442343,-0.0413225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827663522,0.0610191108,-0.0023621254,-0.0002871953,0.0207285619,0.25162123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974677884,0.046742468,-0.0080367726,0.4437352876,0.1531057838,0.4082449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791852757,0.0767599778,-0.0026656021,-0.153612881,0.0495936995,0.2862692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645002702,0.0355771371,0.0384739641,-2.77555756156E-017,-5.55111512313E-017,-1.21430643318E-017</text:p>
          </table:table-cell>
          <table:table-cell office:value-type="string" table:style-name="ce1">
            <text:p>0.0852730769,0.0361597957,-0.0107397139,0.3059643607,-0.0272543816,0.1986913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633304509,0.0336928663,0.042091504,0.0470789579,-0.0200854677,0.01786954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463772495,0.0784556307,0.0357223568,-0.0670295775,-0.0619138612,0.4512065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1006766706,0.0414194904,-0.000065336,0.605156167,0.0790120767,0.45665657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823697748,0.0695794633,0.0268628363,-0.1454301887,0.1540628245,0.13297397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ana</text:p>
          </table:table-cell>
          <table:table-cell office:value-type="string" table:style-name="ce1">
            <text:p>0.0951262366,0.0372571521,-0.0048823135,-1.38777878078E-017,-4.85722573274E-017,-4.38017677684E-017</text:p>
          </table:table-cell>
          <table:table-cell office:value-type="string" table:style-name="ce1">
            <text:p>0.0664283263,-0.001103023,0.0352489504,0.332437484,-0.1077557825,-0.07443483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831433771,0.0273852701,0.0158675739,-0.0671190012,0.1660908956,-0.27052079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16363563,0.0581072949,0.0192853685,-0.2139568858,0.2593286139,-0.1436645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668456203,0.0608590532,0.0156102498,-0.0032276172,0.1044060282,0.15791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66352551,0.0410714323,0.0156940751,0.1113416385,0.3649634018,0.06146005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538829815,0.0460494447,0.049127319,-1.38777878078E-017,0,9.36750677027E-017</text:p>
          </table:table-cell>
          <table:table-cell office:value-type="string" table:style-name="ce1">
            <text:p>0.0921740919,0.0922188716,0.0085331195,-0.2211984839,0.4492115157,0.14106480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340982366,0.0323521638,0.049279819,-0.0080741683,-0.2863455193,0.01420301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45161709,0.0422649249,0.0451978141,0.0938771254,-0.1806946627,0.3183316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546026439,0.0501236611,0.037337133,0.0425715369,-0.1123417869,0.3048196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652555996,0.0645356699,0.0228606814,0.1699214558,0.0228797309,0.54844288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1">
            <text:p>0.0741744301,0.0311835718,0.0236401693,-1.38777878078E-017,-4.85722573274E-017,-4.38017677684E-017</text:p>
          </table:table-cell>
          <table:table-cell office:value-type="string" table:style-name="ce1">
            <text:p>0.0640958171,0.0638746122,0.0156005241,0.0996863777,0.0129228888,0.47438924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atin box</text:p>
          </table:table-cell>
          <table:table-cell office:value-type="string" table:style-name="ce3">
            <text:p>-0.02,-0.03,-0.00115,0,0,0</text:p>
          </table:table-cell>
          <table:table-cell office:value-type="string" table:style-name="ce3">
            <text:p>0.03,-0.02,-0.00115,0,0,1.7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1041660462,0.0209267633,-0.0016401471,-0.1607750851,0.3673570671,-0.226721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872238538,0.0786923997,-0.0066521429,-0.0990422115,0.3628648492,0.33607971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1061365084,0.0249469836,-0.0211601034,0.7281231067,0.3086030946,0.52694395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924388327,0.0598495574,-0.0020886477,0.0503573587,0.3306764875,0.30272395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61869083,0.0289805015,0.0364221254,-1.38777878078E-017,-2.77555756156E-017,7.89299181569E-017</text:p>
          </table:table-cell>
          <table:table-cell office:value-type="string" table:style-name="ce1">
            <text:p>0.0722779265,0.0627285889,-0.0025705705,-0.126587516,0.083120611,0.24960302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70000221,0.0244267696,0.050834043,-0.0183588036,0.039108757,-0.00466530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50012647,0.0651938967,0.043467161,0.0150750444,0.069060623,0.48861352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710558997,0.076727753,0.0132589163,0.0585718258,-0.0239353135,0.59463482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753552848,0.0376691767,0.0405888762,0.1609828837,0.0247117792,0.35434592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go Duplo</text:p>
          </table:table-cell>
          <table:table-cell office:value-type="string" table:style-name="ce1">
            <text:p>0.090598697,0.0218153524,0.0062731914,-1.38777878078E-017,-4.85722573274E-017,-4.38017677684E-017</text:p>
          </table:table-cell>
          <table:table-cell office:value-type="string" table:style-name="ce1">
            <text:p>0.0694651321,-0.0147011256,0.0255779765,0.3429920282,-0.1564072514,-0.08331933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53834461,-0.0013377802,-0.0044960944,-0.1302853928,-0.1141750278,-0.04083836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1089624573,0.0193477269,-0.0055428865,0.0378234683,0.0474430669,0.18993631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9050788,-0.0302737747,-0.0143937027,0.1560732163,0.0233442645,-0.14978627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0991463742,0.0376374191,-0.0146446294,-0.1981751982,-0.044406174,0.26868184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0844552061,-0.0036395266,0.0327248284,1.38777878078E-017,-8.32667268469E-017,1.56125112838E-017</text:p>
          </table:table-cell>
          <table:table-cell office:value-type="string" table:style-name="ce1">
            <text:p>0.1100900024,-0.0114471295,-0.0070311381,-0.0222575563,0.1362971617,-0.0930005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760065445,-0.0085364121,0.0393075813,-0.0796266368,-0.0805650827,-0.01294254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15405708,-0.0238001737,0.029763798,0.1412138097,-0.0498440728,0.0606549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934144222,0.0261506222,0.027127617,0.0006645103,-0.0404261239,0.37768103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50055242,-0.0481750638,0.0068947812,0.3907504753,-0.1181129108,-0.02404956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k</text:p>
          </table:table-cell>
          <table:table-cell office:value-type="string" table:style-name="ce1">
            <text:p>0.1051194417,-0.0162065262,-0.0068688492,-1.38777878078E-017,-4.85722573274E-017,-4.38017677684E-017</text:p>
          </table:table-cell>
          <table:table-cell office:value-type="string" table:style-name="ce1">
            <text:p>0.0806472803,-0.0082455311,0.0350649551,0.0076490135,-0.077591785,0.0829136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831623371,0.0159660323,0.024487029,-0.0510016844,0.2276529969,-0.0763462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816910596,0.0536688362,0.0260465593,-0.1604458015,0.2565345571,0.1564684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74619197,-0.0168811269,0.0298519903,0.2790655245,0.1643441259,-0.01593557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642803642,0.0336557237,0.0260115465,-0.1781697435,0.0315213546,-0.01528850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48860536,0.0173879007,0.0552321362,0,2.77555756156E-017,1.73472347598E-017</text:p>
          </table:table-cell>
          <table:table-cell office:value-type="string" table:style-name="ce1">
            <text:p>0.0741694467,0.0655918232,0.0103657771,-0.2780580666,0.2318734521,0.19876802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43225989,0.026398379,0.0542437999,0.0400246727,-0.2608746111,-0.10451441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673426131,0.0588455341,0.0488682591,0.0999807927,0.0230637195,0.3629622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852724649,-0.0045397015,0.033368708,0.2372795301,0.0870033632,-0.1611331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392565966,0.0545147988,0.0506642015,0.0376071631,-0.2258514812,0.34589504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0.0802281625,0.038629119,0.0248309966,-1.38777878078E-017,-3.46944695195E-017,-1.30104260698E-017</text:p>
          </table:table-cell>
          <table:table-cell office:value-type="string" table:style-name="ce1">
            <text:p>0.0775984664,0.0077523429,0.0366870362,0.0716918134,-0.0134876071,-0.2465851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841914805,-0.0052387055,0.000773172,-0.1341639195,-0.1271314964,-0.26434795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724401505,-0.0156952217,0.0072320183,-0.0251832197,-0.2317675692,-0.32809475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922753179,0.0234082213,-0.0080897266,-0.1005271622,-0.0528632028,0.02983453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958972033,-0.014454211,-0.011246694,0.19072843,0.0607655446,-0.13158959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0891963008,0.0098302336,0.0196803717,1.38777878078E-017,-5.55111512313E-017,-2.77555756156E-017</text:p>
          </table:table-cell>
          <table:table-cell office:value-type="string" table:style-name="ce1">
            <text:p>0.0866318362,0.0181856237,-0.0108284049,0.0063314546,-0.1431891229,0.04594238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712040294,0.0063083077,0.0317866574,-0.0141545112,-0.2867478372,0.04465555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637624186,0.0084972055,0.0359303689,-0.1425460931,-0.3503527502,-0.03743641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75628144,0.030895798,0.029260295,0.0426337308,-0.2422523596,0.35351818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811044468,0.0329011056,0.0165955185,0.1243626495,-0.2678876161,0.40224572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rplane toy</text:p>
          </table:table-cell>
          <table:table-cell office:value-type="string" table:style-name="ce1">
            <text:p>0.1021768461,0.002872084,-0.0009266406,-1.38777878078E-017,-3.46944695195E-017,-1.30104260698E-017</text:p>
          </table:table-cell>
          <table:table-cell office:value-type="string" table:style-name="ce1">
            <text:p>0.0523294745,-0.0111417681,0.0377789474,-0.0280214721,-0.4019000622,-0.18481044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16076789,0.0251161681,-0.0075335424,0.0760451434,-0.1540665807,-0.08474478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1027315115,0.0134498132,-0.0042952225,0.3259832875,0.3352554431,0.06351972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21844932,0.0746982739,-0.0173842733,0.0289124013,0.096004844,0.39237461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730764985,0.0316746776,0.0013960651,-0.110726098,-0.1419945642,-0.14533105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612329698,0.0368102659,0.0319855515,1.38777878078E-017,-8.32667268469E-017,1.56125112838E-017</text:p>
          </table:table-cell>
          <table:table-cell office:value-type="string" table:style-name="ce1">
            <text:p>0.0848454988,0.0319229269,-0.0050018563,0.0479522134,0.0598576483,-0.03154674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494512594,0.0296612037,0.0354833157,0.0310498952,-0.1861469165,-0.04605946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525652814,0.0348788333,0.0273092098,0.0373373658,-0.2629128918,0.02238040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71615311,0.0434047633,0.019639912,-0.0589794826,-0.0927501669,0.00840564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657562896,-0.0022151467,0.0221518365,0.296462613,-0.1170369196,-0.17186019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lips-head screwdriver</text:p>
          </table:table-cell>
          <table:table-cell office:value-type="string" table:style-name="ce1">
            <text:p>0.0865631582,0.0373918623,-0.0075415759,-5.55111512313E-017,-3.46944695195E-017,-6.50521303491E-018</text:p>
          </table:table-cell>
          <table:table-cell office:value-type="string" table:style-name="ce1">
            <text:p>0.0372441258,0.044420246,0.0311338309,0.0636648825,-0.3144642871,0.25062238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95723234,-0.0968509836,-0.0191738168,0.0415879018,0.1143903127,-0.04201491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1021973815,-0.0623058016,-0.0293253122,0.0204815746,-0.0081936983,0.26116492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00788182,-0.1052126154,-0.0527481725,0.2982841446,-0.0304191936,-0.06151034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77949341,-0.0781397995,-0.0021352375,-0.006812794,-0.191753411,0.1263120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590008706,-0.0925652975,0.0248731527,1.04083408559E-017,1.11022302463E-016,-3.64291929955E-017</text:p>
          </table:table-cell>
          <table:table-cell office:value-type="string" table:style-name="ce1">
            <text:p>0.0809813063,-0.0789185344,0.0059528861,-0.1055147953,0.0040112337,0.03330135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53725242,-0.0925993604,0.0235994456,0.0801136511,-0.1260277049,-0.04639266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952291088,-0.0473110734,0.0149636537,0.0511798464,-0.2369727141,0.4081050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08563543,-0.1001612359,0.0207710268,0.1525807467,-0.0975364021,-0.05448355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569669829,-0.1169870899,0.0006279013,0.3317035051,0.0560275133,-0.0388951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1">
            <text:p>0.08282443,-0.0825851784,-0.0018799361,-1.38777878078E-017,-4.85722573274E-017,-4.38017677684E-017</text:p>
          </table:table-cell>
          <table:table-cell office:value-type="string" table:style-name="ce1">
            <text:p>0.0653665394,-0.0792746245,0.0027235314,0.1286964899,-0.4660123973,0.1542515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tula</text:p>
          </table:table-cell>
          <table:table-cell office:value-type="string" table:style-name="ce3">
            <text:p>0.09,0.14, 0.0065,0,0.350,1.571</text:p>
          </table:table-cell>
          <table:table-cell office:value-type="string" table:style-name="ce1">
            <text:p><text:s/>0.11,-0.085,0.0065,0,0.35,-1.5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938768826,0.0346111778,0.0162312777,-0.1437777626,0.3153981326,-0.29695717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551417311,0.0645332632,0.0191243694,-0.0627162589,0.0473837069,0.1308740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633701191,0.0585365009,0.0360443771,-0.2459002512,-0.0163172785,-0.25244654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1006408658,0.0185476241,0.0261244525,0.0155959615,0.406885665,-0.24745588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471460281,0.0483039403,0.0541584272,-1.38777878078E-017,0,9.36750677027E-017</text:p>
          </table:table-cell>
          <table:table-cell office:value-type="string" table:style-name="ce1">
            <text:p>0.0631864121,0.0197107277,0.0443283882,0.0815974814,0.0701826125,-0.24754183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409612087,0.0342447006,0.049647,0.0471446612,-0.212633474,-0.20966764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61460966,0.049487604,0.0468739907,0.1154482095,-0.2564125104,0.23168283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07649385,0.0220721412,0.0349480685,0.2017866221,-0.4294268476,-0.26319227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287939455,0.0399240637,0.0129442897,0.1770249244,-0.367788269,0.10261120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na fish can</text:p>
          </table:table-cell>
          <table:table-cell office:value-type="string" table:style-name="ce1">
            <text:p>0.0655390647,0.0520696599,0.0275843073,-1.38777878078E-017,-3.46944695195E-017,-1.30104260698E-017</text:p>
          </table:table-cell>
          <table:table-cell office:value-type="string" table:style-name="ce1">
            <text:p>0.0814145412,-0.0254015203,0.0352600523,0.4654423153,0.2251670425,-0.17813055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tted meat can</text:p>
          </table:table-cell>
          <table:table-cell office:value-type="string" table:style-name="ce3">
            <text:p>-0.01,-0.0235,0.065 ,-1.571,0,3.141</text:p>
          </table:table-cell>
          <table:table-cell office:value-type="string" table:style-name="ce3">
            <text:p>-0.01,-0.0235,0.01,-1.571,0,-2.4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cker box</text:p>
          </table:table-cell>
          <table:table-cell office:value-type="string" table:style-name="ce3">
            <text:p>-0.0005,-0.05,0.08,0,1.571,0</text:p>
          </table:table-cell>
          <table:table-cell office:value-type="string" table:style-name="ce3">
            <text:p>-0.0005,0.05,0.08,-1.571,1.571,0</text:p>
          </table:table-cell>
          <table:table-cell table:number-columns-repeated="16381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BALAKUMAR SUNDARALINGAM</dc:creator>
    <dc:date>2019-12-27T00:21:28Z</dc:date>
    <meta:editing-cycles>8</meta:editing-cycles>
    <meta:editing-duration>PT899S</meta:editing-duration>
  </office:meta>
</office:document-meta>
</file>